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25cm" draw:marker-start-width="0.238cm" draw:marker-end="Arrow" draw:marker-end-width="0.338cm" draw:fill="none" draw:textarea-vertical-align="middle" fo:padding-top="0.138cm" fo:padding-bottom="0.138cm" fo:padding-left="0.263cm" fo:padding-right="0.263cm"/>
    </style:style>
    <style:style style:name="gr3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5cm" fo:min-width="0.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4cm" fo:min-width="2.1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2.167cm"/>
    </style:style>
    <style:style style:name="gr7" style:family="graphic" style:parent-style-name="objectwithoutfill">
      <style:graphic-properties svg:stroke-width="0cm" draw:marker-start-width="0.201cm" draw:marker-end="Arrow" draw:marker-end-width="0.301cm" draw:fill="none" draw:textarea-vertical-align="middle" fo:padding-top="0.126cm" fo:padding-bottom="0.126cm" fo:padding-left="0.251cm" fo:padding-right="0.2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8cm" fo:min-width="0.0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7cm" fo:min-width="2.1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3cm" fo:min-width="2.167cm"/>
    </style:style>
    <style:style style:name="gr11" style:family="graphic" style:parent-style-name="measure">
      <style:graphic-properties draw:textarea-vertical-align="middle"/>
    </style:style>
    <style:style style:name="gr12" style:family="graphic" style:parent-style-name="measure" style:list-style-name="L1">
      <style:graphic-properties draw:textarea-vertical-align="middle" draw:line-distance="0.638cm"/>
    </style:style>
    <style:style style:name="gr13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text-properties fo:font-size="9pt" fo:font-weight="bold" style:font-size-asian="9pt" style:font-weight-asian="bold" style:font-size-complex="9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6.35cm" svg:x="6.14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0.323cm" svg:y1="7.35cm" svg:x2="10.323cm" svg:y2="8.879cm">
          <text:p/>
        </draw:line>
        <draw:line draw:style-name="gr3" draw:text-style-name="P1" draw:layer="layout" svg:x1="10.323cm" svg:y1="7.35cm" svg:x2="11.714cm" svg:y2="7.35cm">
          <text:p/>
        </draw:line>
        <draw:frame draw:style-name="gr4" draw:text-style-name="P2" draw:layer="layout" svg:width="0.714cm" svg:height="0.725cm" svg:x="10.013cm" svg:y="8.743cm">
          <draw:text-box>
            <text:p text:style-name="P2"><text:span text:style-name="T1">x</text:span></text:p>
          </draw:text-box>
        </draw:frame>
        <draw:frame draw:style-name="gr5" draw:text-style-name="P2" draw:layer="layout" svg:width="0.714cm" svg:height="0.725cm" svg:x="11.541cm" svg:y="6.798cm">
          <draw:text-box>
            <text:p text:style-name="P2"><text:span text:style-name="T1">y</text:span></text:p>
          </draw:text-box>
        </draw:frame>
        <draw:frame draw:style-name="gr6" draw:text-style-name="P3" draw:layer="layout" svg:width="0.762cm" svg:height="0.725cm" svg:x="9.928cm" svg:y="6.676cm">
          <draw:text-box>
            <text:p text:style-name="P3"><text:span text:style-name="T2">S</text:span></text:p>
          </draw:text-box>
        </draw:frame>
        <draw:line draw:style-name="gr7" draw:text-style-name="P1" draw:layer="layout" svg:x1="7.587cm" svg:y1="6.715cm" svg:x2="7.587cm" svg:y2="7.711cm">
          <text:p/>
        </draw:line>
        <draw:line draw:style-name="gr3" draw:text-style-name="P1" draw:layer="layout" svg:x1="7.587cm" svg:y1="6.715cm" svg:x2="8.494cm" svg:y2="6.715cm">
          <text:p/>
        </draw:line>
        <draw:frame draw:style-name="gr8" draw:text-style-name="P4" draw:layer="layout" svg:width="0.466cm" svg:height="0.628cm" svg:x="7.384cm" svg:y="7.622cm">
          <draw:text-box>
            <text:p text:style-name="P4"><text:span text:style-name="T3">x</text:span></text:p>
          </draw:text-box>
        </draw:frame>
        <draw:frame draw:style-name="gr9" draw:text-style-name="P4" draw:layer="layout" svg:width="0.608cm" svg:height="0.627cm" svg:x="8.339cm" svg:y="6.456cm">
          <draw:text-box>
            <text:p text:style-name="P4"><text:span text:style-name="T3">y</text:span></text:p>
          </draw:text-box>
        </draw:frame>
        <draw:frame draw:style-name="gr10" draw:text-style-name="P5" draw:layer="layout" svg:width="1.083cm" svg:height="0.607cm" svg:x="7.029cm" svg:y="6.226cm">
          <draw:text-box>
            <text:p text:style-name="P5"><text:span text:style-name="T4">RF</text:span></text:p>
          </draw:text-box>
        </draw:frame>
        <draw:custom-shape draw:style-name="gr1" draw:text-style-name="P1" draw:layer="layout" svg:width="3.175cm" svg:height="6.35cm" svg:x="12.463cm" svg:y="4.81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3.91cm" svg:y1="6.715cm" svg:x2="13.91cm" svg:y2="7.711cm">
          <text:p/>
        </draw:line>
        <draw:line draw:style-name="gr3" draw:text-style-name="P1" draw:layer="layout" svg:x1="13.91cm" svg:y1="6.715cm" svg:x2="14.817cm" svg:y2="6.715cm">
          <text:p/>
        </draw:line>
        <draw:frame draw:style-name="gr8" draw:text-style-name="P4" draw:layer="layout" svg:width="0.466cm" svg:height="0.628cm" svg:x="13.707cm" svg:y="7.622cm">
          <draw:text-box>
            <text:p text:style-name="P4"><text:span text:style-name="T3">x</text:span></text:p>
          </draw:text-box>
        </draw:frame>
        <draw:frame draw:style-name="gr9" draw:text-style-name="P4" draw:layer="layout" svg:width="0.608cm" svg:height="0.627cm" svg:x="14.662cm" svg:y="6.456cm">
          <draw:text-box>
            <text:p text:style-name="P4"><text:span text:style-name="T3">y</text:span></text:p>
          </draw:text-box>
        </draw:frame>
        <draw:frame draw:style-name="gr10" draw:text-style-name="P5" draw:layer="layout" svg:width="1.083cm" svg:height="0.753cm" svg:x="13.352cm" svg:y="6.226cm">
          <draw:text-box>
            <text:p text:style-name="P5"><text:span text:style-name="T4">LF</text:span></text:p>
          </draw:text-box>
        </draw:frame>
        <draw:measure draw:style-name="gr11" draw:text-style-name="P1" draw:layer="measurelines" svg:x1="4.81cm" svg:y1="4.837cm" svg:x2="4.81cm" svg:y2="6.615cm">
          <text:p text:style-name="P6">0.06m</text:p>
        </draw:measure>
        <draw:measure draw:style-name="gr12" draw:text-style-name="P6" draw:layer="measurelines" svg:x1="4.972cm" svg:y1="6.588cm" svg:x2="4.972cm" svg:y2="11.16cm">
          <text:p text:style-name="P6">0.13m</text:p>
        </draw:measure>
        <draw:measure draw:style-name="gr11" draw:text-style-name="P1" draw:layer="measurelines" svg:x1="6.207cm" svg:y1="12.822cm" svg:x2="9.255cm" svg:y2="12.822cm">
          <text:p text:style-name="P6">0.095m</text:p>
        </draw:measure>
        <draw:frame draw:style-name="gr13" draw:layer="layout" svg:width="0.665cm" svg:height="0.53cm" svg:x="9.155cm" svg:y="11.13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layer="layout" svg:width="0.665cm" svg:height="0.53cm" svg:x="15.456cm" svg:y="11.13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layer="layout" svg:width="0.643cm" svg:height="0.53cm" svg:x="5.756cm" svg:y="11.13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3" draw:layer="layout" svg:width="0.665cm" svg:height="0.53cm" svg:x="9.056cm" svg:y="4.23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3" draw:layer="layout" svg:width="0.653cm" svg:height="0.53cm" svg:x="5.756cm" svg:y="4.23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3" draw:layer="layout" svg:width="0.643cm" svg:height="0.53cm" svg:x="12.157cm" svg:y="11.13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3" draw:layer="layout" svg:width="0.665cm" svg:height="0.53cm" svg:x="15.457cm" svg:y="4.23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3" draw:layer="layout" svg:width="0.653cm" svg:height="0.53cm" svg:x="12.157cm" svg:y="4.233cm">
          <draw:object xlink:href="./Object 8" xlink:type="simple" xlink:show="embed" xlink:actuate="onLoad"/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31T00:32:35</meta:creation-date>
    <dc:date>2013-08-31T01:06:42</dc:date>
    <meta:editing-duration>PT17M35S</meta:editing-duration>
    <meta:editing-cycles>2</meta:editing-cycles>
    <meta:generator>LibreOffice/3.5$Linux_X86_64 LibreOffice_project/350m1$Build-2</meta:generator>
    <meta:document-statistic meta:object-count="28"/>
  </office:meta>
</office:document-meta>
</file>

<file path=Object 1/content.xml><?xml version="1.0" encoding="utf-8"?>
<math xmlns="http://www.w3.org/1998/Math/MathML">
  <semantics>
    <mrow>
      <msub>
        <mi>p</mi>
        <mi>A</mi>
      </msub>
    </mrow>
    <annotation encoding="StarMath 5.0">p_A</annotation>
  </semantics>
</math>
</file>

<file path=Object 2/content.xml><?xml version="1.0" encoding="utf-8"?>
<math xmlns="http://www.w3.org/1998/Math/MathML">
  <semantics>
    <mrow>
      <msub>
        <mi>p</mi>
        <mi>A</mi>
      </msub>
    </mrow>
    <annotation encoding="StarMath 5.0">p_A</annotation>
  </semantics>
</math>
</file>

<file path=Object 3/content.xml><?xml version="1.0" encoding="utf-8"?>
<math xmlns="http://www.w3.org/1998/Math/MathML">
  <semantics>
    <mrow>
      <msub>
        <mi>p</mi>
        <mi>B</mi>
      </msub>
    </mrow>
    <annotation encoding="StarMath 5.0">p_B</annotation>
  </semantics>
</math>
</file>

<file path=Object 4/content.xml><?xml version="1.0" encoding="utf-8"?>
<math xmlns="http://www.w3.org/1998/Math/MathML">
  <semantics>
    <mrow>
      <msub>
        <mi>p</mi>
        <mi>D</mi>
      </msub>
    </mrow>
    <annotation encoding="StarMath 5.0">p_D</annotation>
  </semantics>
</math>
</file>

<file path=Object 5/content.xml><?xml version="1.0" encoding="utf-8"?>
<math xmlns="http://www.w3.org/1998/Math/MathML">
  <semantics>
    <mrow>
      <msub>
        <mi>p</mi>
        <mi>C</mi>
      </msub>
    </mrow>
    <annotation encoding="StarMath 5.0">p_C</annotation>
  </semantics>
</math>
</file>

<file path=Object 6/content.xml><?xml version="1.0" encoding="utf-8"?>
<math xmlns="http://www.w3.org/1998/Math/MathML">
  <semantics>
    <mrow>
      <msub>
        <mi>p</mi>
        <mi>B</mi>
      </msub>
    </mrow>
    <annotation encoding="StarMath 5.0">p_B</annotation>
  </semantics>
</math>
</file>

<file path=Object 7/content.xml><?xml version="1.0" encoding="utf-8"?>
<math xmlns="http://www.w3.org/1998/Math/MathML">
  <semantics>
    <mrow>
      <msub>
        <mi>p</mi>
        <mi>D</mi>
      </msub>
    </mrow>
    <annotation encoding="StarMath 5.0">p_D</annotation>
  </semantics>
</math>
</file>

<file path=Object 8/content.xml><?xml version="1.0" encoding="utf-8"?>
<math xmlns="http://www.w3.org/1998/Math/MathML">
  <semantics>
    <mrow>
      <msub>
        <mi>p</mi>
        <mi>C</mi>
      </msub>
    </mrow>
    <annotation encoding="StarMath 5.0">p_C</annotation>
  </semantics>
</math>
</file>